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arial" svg:font-family="arial, sans-serif"/>
    <style:font-face style:name="Monaco" svg:font-family="Monaco" style:font-adornments="標準" style:font-pitch="variable"/>
    <style:font-face style:name="メイリオ1" svg:font-family="メイリオ" style:font-adornments="標準"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メイリオ" fo:font-size="13pt" fo:font-style="normal" fo:font-weight="bold" officeooo:rsid="000f9db4" officeooo:paragraph-rsid="000c8cfc" style:font-name-asian="メイリオ" style:font-size-asian="13pt" style:language-asian="ja" style:country-asian="JP" style:font-style-asian="normal" style:font-weight-asian="bold" style:font-size-complex="13pt" style:font-style-complex="normal" style:font-weight-complex="bold"/>
    </style:style>
    <style:style style:name="P2" style:family="paragraph" style:parent-style-name="Standard">
      <style:paragraph-properties fo:line-height="0.388cm" fo:text-align="start" style:justify-single-word="false"/>
      <style:text-properties style:font-name="メイリオ" fo:font-size="10.5pt" fo:font-style="normal" fo:font-weight="bold" officeooo:rsid="000f9db4" officeooo:paragraph-rsid="000c8cfc" style:font-name-asian="メイリオ" style:font-size-asian="10.5pt" style:language-asian="ja" style:country-asian="JP" style:font-style-asian="normal" style:font-weight-asian="bold" style:font-size-complex="10.5pt" style:font-style-complex="normal" style:font-weight-complex="bold"/>
    </style:style>
    <style:style style:name="P3" style:family="paragraph" style:parent-style-name="Standard">
      <style:paragraph-properties fo:line-height="0.388cm" fo:text-align="start" style:justify-single-word="false"/>
      <style:text-properties style:font-name="メイリオ" fo:font-size="9pt" fo:font-style="normal" fo:font-weight="normal" officeooo:rsid="000f9db4" officeooo:paragraph-rsid="000c8cfc" style:font-name-asian="メイリオ"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 fo:font-size="9pt" fo:font-weight="normal" officeooo:paragraph-rsid="00104869" style:font-name-asian="メイリオ" style:font-size-asian="9pt" style:language-asian="ja" style:country-asian="JP" style:font-weight-asian="normal" style:font-size-complex="9pt" style:font-weight-complex="normal"/>
    </style:style>
    <style:style style:name="P5" style:family="paragraph" style:parent-style-name="Standard">
      <style:paragraph-properties fo:line-height="0.388cm" fo:text-align="start" style:justify-single-word="false"/>
      <style:text-properties style:font-name="メイリオ" fo:font-size="9pt" fo:font-weight="normal" officeooo:paragraph-rsid="000c8cfc" style:font-name-asian="メイリオ" style:font-size-asian="9pt" style:language-asian="ja" style:country-asian="JP" style:font-weight-asian="normal" style:font-size-complex="9pt" style:font-weight-complex="normal"/>
    </style:style>
    <style:style style:name="P6" style:family="paragraph" style:parent-style-name="Standard">
      <style:paragraph-properties fo:line-height="100%" fo:text-align="center" style:justify-single-word="false"/>
      <style:text-properties style:font-name="メイリオ" fo:font-size="10.25pt" fo:font-style="normal" fo:font-weight="bold" officeooo:rsid="000f9db4" officeooo:paragraph-rsid="000c8cfc" style:font-name-asian="メイリオ" style:font-size-asian="9pt" style:language-asian="ja" style:country-asian="JP" style:font-style-asian="normal" style:font-weight-asian="bold" style:font-size-complex="10.25pt" style:font-style-complex="normal" style:font-weight-complex="bold"/>
    </style:style>
    <style:style style:name="P7" style:family="paragraph" style:parent-style-name="Standard">
      <style:paragraph-properties fo:line-height="0.388cm" fo:text-align="start" style:justify-single-word="false"/>
      <style:text-properties style:font-name="メイリオ" fo:font-size="9pt" fo:font-style="normal" fo:font-weight="normal" officeooo:rsid="000f9db4" officeooo:paragraph-rsid="0019f6ff" style:font-name-asian="メイリオ"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 fo:font-size="9pt" fo:font-style="normal" fo:font-weight="normal" officeooo:rsid="000f9db4" officeooo:paragraph-rsid="001a2595" style:font-name-asian="メイリオ"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 fo:font-size="9pt" fo:font-style="normal" fo:font-weight="normal" officeooo:rsid="000f9db4" officeooo:paragraph-rsid="000c8cfc" style:font-name-asian="メイリオ"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 fo:font-size="9pt" fo:font-style="normal" fo:font-weight="normal" officeooo:rsid="000f9db4" officeooo:paragraph-rsid="00104869" style:font-name-asian="メイリオ"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 fo:font-size="9pt" fo:font-style="normal" fo:font-weight="normal" officeooo:rsid="000f9db4" officeooo:paragraph-rsid="001bcfc2" style:font-name-asian="メイリオ"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 fo:font-size="9pt" fo:font-style="normal" fo:font-weight="normal" officeooo:rsid="000f9db4" officeooo:paragraph-rsid="002e3aca" style:font-name-asian="メイリオ"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 fo:font-size="9pt" fo:font-style="normal" fo:font-weight="bold" officeooo:rsid="000f9db4" officeooo:paragraph-rsid="000c8cfc" style:font-name-asian="メイリオ" style:font-size-asian="9pt" style:language-asian="ja" style:country-asian="JP" style:font-style-asian="normal" style:font-weight-asian="bold" style:font-size-complex="9pt" style:font-style-complex="normal" style:font-weight-complex="bold"/>
    </style:style>
    <style:style style:name="P14" style:family="paragraph" style:parent-style-name="Standard">
      <style:paragraph-properties fo:line-height="0.388cm" fo:text-align="start" style:justify-single-word="false"/>
      <style:text-properties style:font-name="メイリオ" fo:font-size="9pt" fo:font-style="normal" fo:font-weight="bold" officeooo:rsid="000f9db4" officeooo:paragraph-rsid="004eb78f" style:font-name-asian="メイリオ" style:font-size-asian="9pt" style:language-asian="ja" style:country-asian="JP" style:font-style-asian="normal" style:font-weight-asian="bold" style:font-size-complex="9pt" style:font-style-complex="normal" style:font-weight-complex="bold"/>
    </style:style>
    <style:style style:name="P15" style:family="paragraph" style:parent-style-name="Standard">
      <style:text-properties style:font-name="メイリオ" fo:font-size="9pt" fo:font-weight="normal" style:font-name-asian="メイリオ" style:font-size-asian="9pt" style:language-asian="ja" style:country-asian="JP" style:font-weight-asian="normal" style:font-size-complex="9pt" style:font-weight-complex="normal"/>
    </style:style>
    <style:style style:name="P16" style:family="paragraph" style:parent-style-name="Standard">
      <style:paragraph-properties fo:line-height="0.388cm" fo:text-align="start" style:justify-single-word="false"/>
      <style:text-properties style:font-name="メイリオ" fo:font-size="9pt" fo:font-weight="normal" officeooo:paragraph-rsid="000c8cfc" style:font-name-asian="メイリオ" style:font-size-asian="9pt" style:language-asian="ja" style:country-asian="JP" style:font-weight-asian="normal" style:font-size-complex="9pt" style:font-weight-complex="normal"/>
    </style:style>
    <style:style style:name="P17" style:family="paragraph" style:parent-style-name="Standard">
      <style:paragraph-properties fo:line-height="0.388cm" fo:text-align="start" style:justify-single-word="false"/>
      <style:text-properties style:font-name="メイリオ" fo:font-size="9pt" fo:font-weight="normal" officeooo:paragraph-rsid="0022ce6a" style:font-name-asian="メイリオ" style:font-size-asian="9pt" style:language-asian="ja" style:country-asian="JP" style:font-weight-asian="normal" style:font-size-complex="9pt" style:font-weight-complex="normal"/>
    </style:style>
    <style:style style:name="P18" style:family="paragraph" style:parent-style-name="Standard">
      <style:paragraph-properties fo:line-height="0.388cm" fo:text-align="start" style:justify-single-word="false"/>
      <style:text-properties style:font-name="メイリオ" fo:font-size="9pt" fo:font-weight="normal" officeooo:paragraph-rsid="0023f4e7" style:font-name-asian="メイリオ" style:font-size-asian="9pt" style:language-asian="ja" style:country-asian="JP" style:font-weight-asian="normal" style:font-size-complex="9pt" style:font-weight-complex="normal"/>
    </style:style>
    <style:style style:name="P19" style:family="paragraph" style:parent-style-name="Standard">
      <style:paragraph-properties fo:line-height="0.388cm" fo:text-align="start" style:justify-single-word="false"/>
      <style:text-properties style:font-name="メイリオ" fo:font-size="9pt" fo:font-weight="normal" officeooo:paragraph-rsid="0026d9a1" style:font-name-asian="メイリオ" style:font-size-asian="9pt" style:language-asian="ja" style:country-asian="JP" style:font-weight-asian="normal" style:font-size-complex="9pt" style:font-weight-complex="normal"/>
    </style:style>
    <style:style style:name="P20" style:family="paragraph" style:parent-style-name="Standard">
      <style:paragraph-properties fo:line-height="0.388cm" fo:text-align="start" style:justify-single-word="false"/>
      <style:text-properties style:font-name="メイリオ" fo:font-size="9pt" fo:font-weight="normal" officeooo:paragraph-rsid="002c8054" style:font-name-asian="メイリオ" style:font-size-asian="9pt" style:language-asian="ja" style:country-asian="JP" style:font-weight-asian="normal" style:font-size-complex="9pt" style:font-weight-complex="normal"/>
    </style:style>
    <style:style style:name="P21" style:family="paragraph" style:parent-style-name="Standard">
      <style:paragraph-properties fo:line-height="0.388cm" fo:text-align="start" style:justify-single-word="false"/>
      <style:text-properties style:font-name="メイリオ" fo:font-size="9pt" fo:font-weight="normal" officeooo:paragraph-rsid="002e3aca" style:font-name-asian="メイリオ" style:font-size-asian="9pt" style:language-asian="ja" style:country-asian="JP" style:font-weight-asian="normal" style:font-size-complex="9pt" style:font-weight-complex="normal"/>
    </style:style>
    <style:style style:name="P22" style:family="paragraph" style:parent-style-name="Standard">
      <style:paragraph-properties fo:line-height="0.388cm" fo:text-align="start" style:justify-single-word="false"/>
      <style:text-properties style:font-name="メイリオ" fo:font-size="9pt" fo:font-weight="normal" officeooo:paragraph-rsid="002f1f2b" style:font-name-asian="メイリオ" style:font-size-asian="9pt" style:language-asian="ja" style:country-asian="JP" style:font-weight-asian="normal" style:font-size-complex="9pt" style:font-weight-complex="normal"/>
    </style:style>
    <style:style style:name="P23" style:family="paragraph" style:parent-style-name="Standard">
      <style:paragraph-properties fo:line-height="0.388cm" fo:text-align="start" style:justify-single-word="false"/>
      <style:text-properties style:font-name="メイリオ" fo:font-size="9pt" fo:font-weight="normal" officeooo:paragraph-rsid="00448cc7" style:font-name-asian="メイリオ" style:font-size-asian="9pt" style:language-asian="ja" style:country-asian="JP" style:font-weight-asian="normal" style:font-size-complex="9pt" style:font-weight-complex="normal"/>
    </style:style>
    <style:style style:name="P24" style:family="paragraph" style:parent-style-name="Standard">
      <style:paragraph-properties fo:line-height="0.388cm" fo:text-align="start" style:justify-single-word="false"/>
      <style:text-properties style:font-name="メイリオ" fo:font-size="9pt" fo:font-weight="normal" officeooo:paragraph-rsid="00480d88" style:font-name-asian="メイリオ" style:font-size-asian="9pt" style:language-asian="ja" style:country-asian="JP" style:font-weight-asian="normal" style:font-size-complex="9pt" style:font-weight-complex="normal"/>
    </style:style>
    <style:style style:name="P25" style:family="paragraph" style:parent-style-name="Standard">
      <style:paragraph-properties fo:line-height="0.388cm" fo:text-align="start" style:justify-single-word="false"/>
      <style:text-properties style:font-name="メイリオ" fo:font-size="9pt" fo:font-weight="normal" officeooo:paragraph-rsid="005d4dbf" style:font-name-asian="メイリオ" style:font-size-asian="9pt" style:language-asian="ja" style:country-asian="JP" style:font-weight-asian="normal" style:font-size-complex="9pt" style:font-weight-complex="normal"/>
    </style:style>
    <style:style style:name="P26" style:family="paragraph" style:parent-style-name="Standard">
      <style:text-properties style:font-name="メイリオ" fo:font-size="9pt" fo:font-weight="normal" officeooo:paragraph-rsid="0022ce6a" style:font-name-asian="メイリオ" style:font-size-asian="9pt" style:language-asian="ja" style:country-asian="JP" style:font-weight-asian="normal" style:font-size-complex="9pt" style:font-weight-complex="normal"/>
    </style:style>
    <style:style style:name="P27" style:family="paragraph" style:parent-style-name="Standard">
      <style:paragraph-properties fo:line-height="0.388cm" fo:text-align="start" style:justify-single-word="false"/>
      <style:text-properties style:font-name="メイリオ" fo:font-size="9pt" fo:font-weight="normal" officeooo:rsid="00182f9d" officeooo:paragraph-rsid="00570c15" style:font-name-asian="メイリオ" style:font-size-asian="9pt" style:language-asian="ja" style:country-asian="JP" style:font-weight-asian="normal" style:font-size-complex="9pt" style:font-weight-complex="normal"/>
    </style:style>
    <style:style style:name="P28" style:family="paragraph" style:parent-style-name="Standard">
      <style:paragraph-properties fo:line-height="0.388cm" fo:text-align="start" style:justify-single-word="false"/>
      <style:text-properties style:font-name="メイリオ" fo:font-size="8pt" fo:font-style="normal" fo:font-weight="bold" officeooo:rsid="000f9db4" officeooo:paragraph-rsid="004eb78f" style:font-name-asian="メイリオ" style:font-size-asian="8pt" style:language-asian="ja" style:country-asian="JP" style:font-style-asian="normal" style:font-weight-asian="bold" style:font-size-complex="8pt" style:font-style-complex="normal" style:font-weight-complex="bold"/>
    </style:style>
    <style:style style:name="P29" style:family="paragraph" style:parent-style-name="Standard">
      <style:paragraph-properties fo:line-height="0.388cm" fo:text-align="start" style:justify-single-word="false"/>
      <style:text-properties officeooo:paragraph-rsid="000c8cfc"/>
    </style:style>
    <style:style style:name="P30" style:family="paragraph" style:parent-style-name="Standard">
      <style:paragraph-properties fo:line-height="0.388cm" fo:text-align="start" style:justify-single-word="false"/>
      <style:text-properties officeooo:paragraph-rsid="001cda9d"/>
    </style:style>
    <style:style style:name="P31" style:family="paragraph" style:parent-style-name="Standard">
      <style:paragraph-properties fo:line-height="0.388cm" fo:text-align="start" style:justify-single-word="false"/>
      <style:text-properties officeooo:paragraph-rsid="001ce796"/>
    </style:style>
    <style:style style:name="P32" style:family="paragraph" style:parent-style-name="Standard">
      <style:paragraph-properties fo:line-height="0.388cm" fo:text-align="start" style:justify-single-word="false"/>
      <style:text-properties officeooo:paragraph-rsid="001cf2d5"/>
    </style:style>
    <style:style style:name="P33" style:family="paragraph" style:parent-style-name="Standard">
      <style:paragraph-properties fo:line-height="0.388cm" fo:text-align="start" style:justify-single-word="false"/>
      <style:text-properties officeooo:paragraph-rsid="0022ce6a"/>
    </style:style>
    <style:style style:name="P34" style:family="paragraph" style:parent-style-name="Standard">
      <style:paragraph-properties fo:line-height="0.388cm" fo:text-align="start" style:justify-single-word="false"/>
      <style:text-properties officeooo:paragraph-rsid="0023f4e7"/>
    </style:style>
    <style:style style:name="P35" style:family="paragraph" style:parent-style-name="Standard">
      <style:paragraph-properties fo:line-height="0.388cm" fo:text-align="start" style:justify-single-word="false"/>
      <style:text-properties officeooo:paragraph-rsid="001192c4"/>
    </style:style>
    <style:style style:name="P36" style:family="paragraph" style:parent-style-name="Standard">
      <style:paragraph-properties fo:line-height="0.388cm" fo:text-align="start" style:justify-single-word="false"/>
      <style:text-properties officeooo:paragraph-rsid="00480d88"/>
    </style:style>
    <style:style style:name="P37" style:family="paragraph" style:parent-style-name="Standard">
      <style:paragraph-properties fo:line-height="0.388cm" fo:text-align="start" style:justify-single-word="false"/>
      <style:text-properties officeooo:paragraph-rsid="00570c15"/>
    </style:style>
    <style:style style:name="P38" style:family="paragraph" style:parent-style-name="Standard">
      <style:paragraph-properties fo:line-height="0.388cm" fo:text-align="start" style:justify-single-word="false"/>
      <style:text-properties officeooo:paragraph-rsid="005d4dbf"/>
    </style:style>
    <style:style style:name="P39"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 style:font-size-asian="9pt" style:language-asian="ja" style:country-asian="JP" style:font-weight-asian="normal" style:font-size-complex="9pt" style:font-weight-complex="normal"/>
    </style:style>
    <style:style style:name="P40"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d4dbf" style:font-name-asian="メイリオ" style:font-size-asian="9pt" style:language-asian="ja" style:country-asian="JP" style:font-weight-asian="normal" style:font-size-complex="9pt" style:font-weight-complex="normal"/>
    </style:style>
    <style:style style:name="P41" style:family="paragraph" style:parent-style-name="Standard">
      <style:text-properties style:language-asian="ja" style:country-asian="JP"/>
    </style:style>
    <style:style style:name="P42" style:family="paragraph" style:parent-style-name="Standard">
      <style:text-properties officeooo:paragraph-rsid="001cda9d" style:language-asian="ja" style:country-asian="JP"/>
    </style:style>
    <style:style style:name="P43" style:family="paragraph" style:parent-style-name="Standard">
      <style:text-properties officeooo:paragraph-rsid="0022ce6a" style:language-asian="ja" style:country-asian="JP"/>
    </style:style>
    <style:style style:name="P44" style:family="paragraph" style:parent-style-name="Standard">
      <style:text-properties officeooo:paragraph-rsid="0023f4e7" style:language-asian="ja" style:country-asian="JP"/>
    </style:style>
    <style:style style:name="P45" style:family="paragraph" style:parent-style-name="Standard">
      <style:text-properties officeooo:paragraph-rsid="0026d9a1" style:language-asian="ja" style:country-asian="JP"/>
    </style:style>
    <style:style style:name="P46" style:family="paragraph" style:parent-style-name="Standard">
      <style:text-properties officeooo:paragraph-rsid="0032e07e" style:language-asian="ja" style:country-asian="JP"/>
    </style:style>
    <style:style style:name="P47" style:family="paragraph" style:parent-style-name="Standard">
      <style:text-properties officeooo:paragraph-rsid="00570c15" style:language-asian="ja" style:country-asian="JP"/>
    </style:style>
    <style:style style:name="P48" style:family="paragraph" style:parent-style-name="Standard">
      <style:text-properties officeooo:paragraph-rsid="001cda9d"/>
    </style:style>
    <style:style style:name="P49" style:family="paragraph" style:parent-style-name="Standard">
      <style:text-properties officeooo:paragraph-rsid="0023f4e7"/>
    </style:style>
    <style:style style:name="P50" style:family="paragraph" style:parent-style-name="Standard">
      <style:text-properties officeooo:paragraph-rsid="0026d9a1"/>
    </style:style>
    <style:style style:name="P51" style:family="paragraph" style:parent-style-name="Standard">
      <style:text-properties officeooo:paragraph-rsid="002a5125"/>
    </style:style>
    <style:style style:name="P52" style:family="paragraph" style:parent-style-name="Standard">
      <style:text-properties officeooo:paragraph-rsid="002befd2"/>
    </style:style>
    <style:style style:name="P53" style:family="paragraph" style:parent-style-name="Standard">
      <style:text-properties officeooo:paragraph-rsid="002e3aca"/>
    </style:style>
    <style:style style:name="P54" style:family="paragraph" style:parent-style-name="Standard">
      <style:text-properties officeooo:paragraph-rsid="003268d3"/>
    </style:style>
    <style:style style:name="P55" style:family="paragraph" style:parent-style-name="Standard">
      <style:text-properties officeooo:paragraph-rsid="00333428"/>
    </style:style>
    <style:style style:name="P56" style:family="paragraph" style:parent-style-name="Standard">
      <style:text-properties officeooo:paragraph-rsid="0034300a"/>
    </style:style>
    <style:style style:name="P57" style:family="paragraph" style:parent-style-name="Standard">
      <style:text-properties officeooo:paragraph-rsid="003fe573"/>
    </style:style>
    <style:style style:name="P58" style:family="paragraph" style:parent-style-name="Standard">
      <style:text-properties officeooo:paragraph-rsid="0042a94f"/>
    </style:style>
    <style:style style:name="P59" style:family="paragraph" style:parent-style-name="Standard">
      <style:text-properties officeooo:paragraph-rsid="004981fe"/>
    </style:style>
    <style:style style:name="P60" style:family="paragraph" style:parent-style-name="Standard">
      <style:text-properties officeooo:paragraph-rsid="0049ae3d"/>
    </style:style>
    <style:style style:name="P61" style:family="paragraph" style:parent-style-name="Standard">
      <style:text-properties officeooo:paragraph-rsid="004ba537"/>
    </style:style>
    <style:style style:name="P62" style:family="paragraph" style:parent-style-name="Standard">
      <style:text-properties officeooo:paragraph-rsid="004cd6ba"/>
    </style:style>
    <style:style style:name="P63" style:family="paragraph" style:parent-style-name="Standard">
      <style:text-properties officeooo:paragraph-rsid="0050bd32"/>
    </style:style>
    <style:style style:name="P64" style:family="paragraph" style:parent-style-name="Standard">
      <style:text-properties officeooo:paragraph-rsid="00570c15"/>
    </style:style>
    <style:style style:name="P65" style:family="paragraph" style:parent-style-name="Standard">
      <style:text-properties officeooo:paragraph-rsid="005d4dbf"/>
    </style:style>
    <style:style style:name="P66" style:family="paragraph">
      <style:text-properties style:language-asian="ja" style:country-asian="JP"/>
    </style:style>
    <style:style style:name="P67" style:family="paragraph">
      <style:text-properties officeooo:paragraph-rsid="002a5125" style:language-asian="ja" style:country-asian="JP"/>
    </style:style>
    <style:style style:name="P68" style:family="paragraph">
      <style:text-properties officeooo:paragraph-rsid="003b81de" style:language-asian="ja" style:country-asian="JP"/>
    </style:style>
    <style:style style:name="P69" style:family="paragraph">
      <style:text-properties officeooo:paragraph-rsid="0053f4fd" style:language-asian="ja" style:country-asian="JP"/>
    </style:style>
    <style:style style:name="P70" style:family="paragraph">
      <style:text-properties officeooo:paragraph-rsid="005aadb3" style:language-asian="ja" style:country-asian="JP"/>
    </style:style>
    <style:style style:name="P71" style:family="paragraph" style:parent-style-name="Standard">
      <style:paragraph-properties fo:line-height="0.388cm" fo:text-align="start" style:justify-single-word="false" fo:break-before="page"/>
      <style:text-properties style:font-name="メイリオ" fo:font-size="9pt" fo:font-weight="normal" officeooo:paragraph-rsid="000c8cfc" style:font-name-asian="メイリオ" style:font-size-asian="9pt" style:language-asian="ja" style:country-asian="JP" style:font-weight-asian="normal" style:font-size-complex="9pt" style:font-weight-complex="normal"/>
    </style:style>
    <style:style style:name="P72" style:family="paragraph">
      <style:text-properties officeooo:paragraph-rsid="0032e07e"/>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style:style>
    <style:style style:name="T3" style:family="text">
      <style:text-properties fo:font-variant="normal" fo:text-transform="none" fo:color="#222222" style:font-name="Menlo" fo:font-size="6.94999980926514pt" fo:letter-spacing="normal" fo:font-style="normal" fo:font-weight="normal"/>
    </style:style>
    <style:style style:name="T4" style:family="text">
      <style:text-properties fo:font-variant="normal" fo:text-transform="none" fo:color="#222222" style:font-name="Menlo" fo:font-size="6.94999980926514pt" fo:letter-spacing="normal" fo:font-style="normal" fo:font-weight="normal" style:font-name-asian="メイリオ" style:font-size-asian="9pt" style:language-asian="ja" style:country-asian="JP" style:font-weight-asian="normal" style:font-size-complex="9pt" style:font-weight-complex="normal"/>
    </style:style>
    <style:style style:name="T5" style:family="text">
      <style:text-properties fo:font-variant="normal" fo:text-transform="none" fo:color="#222222" style:font-name="Menlo" fo:font-size="6.94999980926514pt" fo:letter-spacing="normal" fo:font-style="normal" fo:font-weight="normal" officeooo:rsid="004f4714"/>
    </style:style>
    <style:style style:name="T6" style:family="text">
      <style:text-properties fo:font-variant="normal" fo:text-transform="none" fo:color="#222222" style:font-name="メイリオ" fo:font-size="9pt" fo:letter-spacing="normal" fo:font-style="normal" fo:font-weight="normal" style:font-name-asian="メイリオ" style:font-size-asian="9pt" style:language-asian="ja" style:country-asian="JP" style:font-weight-asian="normal" style:font-size-complex="9pt" style:font-weight-complex="normal"/>
    </style:style>
    <style:style style:name="T7" style:family="text">
      <style:text-properties style:font-name="メイリオ" fo:font-size="9pt" fo:font-style="normal" fo:font-weight="normal" officeooo:rsid="000f9db4" style:font-name-asian="メイリオ"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 fo:font-size="9pt" fo:font-style="normal" fo:font-weight="normal" officeooo:rsid="00104869" style:font-name-asian="メイリオ"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 fo:font-size="9pt" fo:font-style="normal" fo:font-weight="normal" officeooo:rsid="00104869" style:font-name-asian="メイリオ" style:font-size-asian="9pt" style:font-style-asian="normal" style:font-weight-asian="normal" style:font-size-complex="9pt" style:font-style-complex="normal" style:font-weight-complex="normal"/>
    </style:style>
    <style:style style:name="T10" style:family="text">
      <style:text-properties style:font-name="メイリオ" fo:font-size="9pt" fo:font-weight="normal" style:font-name-asian="メイリオ" style:font-size-asian="9pt" style:language-asian="ja" style:country-asian="JP" style:font-weight-asian="normal" style:font-size-complex="9pt" style:font-weight-complex="normal"/>
    </style:style>
    <style:style style:name="T11" style:family="text">
      <style:text-properties style:font-name="メイリオ" fo:font-size="9pt" fo:font-weight="normal" officeooo:rsid="0021b9fe" style:font-name-asian="メイリオ" style:font-size-asian="9pt" style:language-asian="ja" style:country-asian="JP" style:font-weight-asian="normal" style:font-size-complex="9pt" style:font-weight-complex="normal"/>
    </style:style>
    <style:style style:name="T12" style:family="text">
      <style:text-properties style:font-name="メイリオ" fo:font-size="9pt" fo:font-weight="normal" officeooo:rsid="0023f4e7" style:font-name-asian="メイリオ" style:font-size-asian="9pt" style:language-asian="ja" style:country-asian="JP" style:font-weight-asian="normal" style:font-size-complex="9pt" style:font-weight-complex="normal"/>
    </style:style>
    <style:style style:name="T13" style:family="text">
      <style:text-properties style:font-name="メイリオ" fo:font-size="9pt" fo:font-weight="normal" officeooo:rsid="003268d3" style:font-name-asian="メイリオ" style:font-size-asian="9pt" style:language-asian="ja" style:country-asian="JP" style:font-weight-asian="normal" style:font-size-complex="9pt" style:font-weight-complex="normal"/>
    </style:style>
    <style:style style:name="T14" style:family="text">
      <style:text-properties style:font-name="メイリオ" fo:font-size="9pt" fo:font-weight="normal" officeooo:rsid="00104869" style:font-name-asian="メイリオ" style:font-size-asian="9pt" style:language-asian="ja" style:country-asian="JP" style:font-weight-asian="normal" style:font-size-complex="9pt" style:font-weight-complex="normal"/>
    </style:style>
    <style:style style:name="T15" style:family="text">
      <style:text-properties style:font-name="メイリオ" fo:font-size="9pt" fo:font-weight="normal" officeooo:rsid="001192c4" style:font-name-asian="メイリオ" style:font-size-asian="9pt" style:language-asian="ja" style:country-asian="JP" style:font-weight-asian="normal" style:font-size-complex="9pt" style:font-weight-complex="normal"/>
    </style:style>
    <style:style style:name="T16" style:family="text">
      <style:text-properties style:font-name="メイリオ" fo:font-size="9pt" fo:font-weight="normal" officeooo:rsid="00182f9d" style:font-name-asian="メイリオ" style:font-size-asian="9pt" style:language-asian="ja" style:country-asian="JP" style:font-weight-asian="normal" style:font-size-complex="9pt" style:font-weight-complex="normal"/>
    </style:style>
    <style:style style:name="T17" style:family="text">
      <style:text-properties style:font-name="メイリオ" fo:font-size="9pt" fo:font-weight="normal" officeooo:rsid="001192c4" style:font-name-asian="メイリオ" style:font-size-asian="9pt" style:font-weight-asian="normal" style:font-size-complex="9pt" style:font-weight-complex="normal"/>
    </style:style>
    <style:style style:name="T18" style:family="text">
      <style:text-properties style:font-name="メイリオ" fo:font-size="9pt" fo:font-weight="normal" officeooo:rsid="00570c15" style:font-name-asian="メイリオ" style:font-size-asian="9pt" style:font-weight-asian="normal" style:font-size-complex="9pt" style:font-weight-complex="normal"/>
    </style:style>
    <style:style style:name="T19" style:family="text">
      <style:text-properties style:font-name="メイリオ" fo:font-size="10.5pt" fo:font-style="normal" fo:font-weight="bold" officeooo:rsid="000f9db4" style:font-name-asian="メイリオ" style:font-size-asian="10.5pt" style:language-asian="ja" style:country-asian="JP" style:font-style-asian="normal" style:font-weight-asian="bold" style:font-size-complex="10.5pt" style:font-style-complex="normal" style:font-weight-complex="bold"/>
    </style:style>
    <style:style style:name="T20" style:family="text">
      <style:text-properties officeooo:rsid="00104869"/>
    </style:style>
    <style:style style:name="T21" style:family="text">
      <style:text-properties officeooo:rsid="001192c4"/>
    </style:style>
    <style:style style:name="T22" style:family="text">
      <style:text-properties fo:font-weight="normal" style:font-weight-asian="normal" style:font-weight-complex="normal"/>
    </style:style>
    <style:style style:name="T23" style:family="text">
      <style:text-properties fo:font-weight="normal" officeooo:rsid="001a2595" style:font-weight-asian="normal" style:font-weight-complex="normal"/>
    </style:style>
    <style:style style:name="T24" style:family="text">
      <style:text-properties fo:font-weight="normal" officeooo:rsid="004ba537" style:font-weight-asian="normal" style:font-weight-complex="normal"/>
    </style:style>
    <style:style style:name="T25" style:family="text">
      <style:text-properties fo:font-weight="normal" officeooo:rsid="004eb78f" style:font-weight-asian="normal" style:font-weight-complex="normal"/>
    </style:style>
    <style:style style:name="T26" style:family="text">
      <style:text-properties officeooo:rsid="001b04af"/>
    </style:style>
    <style:style style:name="T27" style:family="text">
      <style:text-properties officeooo:rsid="001bcfc2"/>
    </style:style>
    <style:style style:name="T28" style:family="text">
      <style:text-properties officeooo:rsid="001cda9d"/>
    </style:style>
    <style:style style:name="T29" style:family="text">
      <style:text-properties style:language-asian="ja" style:country-asian="JP"/>
    </style:style>
    <style:style style:name="T30" style:family="text">
      <style:text-properties officeooo:rsid="001cf2d5"/>
    </style:style>
    <style:style style:name="T31" style:family="text">
      <style:text-properties officeooo:rsid="001e1403"/>
    </style:style>
    <style:style style:name="T32" style:family="text">
      <style:text-properties officeooo:rsid="0021b9fe"/>
    </style:style>
    <style:style style:name="T33" style:family="text">
      <style:text-properties officeooo:rsid="0023f4e7"/>
    </style:style>
    <style:style style:name="T34" style:family="text">
      <style:text-properties officeooo:rsid="0026d9a1"/>
    </style:style>
    <style:style style:name="T35" style:family="text">
      <style:text-properties fo:color="#3f7f7f" style:font-name="Monaco" fo:font-size="11pt" fo:font-style="italic" fo:background-color="#e8f2fe" loext:char-shading-value="0" style:font-size-asian="11pt" style:font-style-asian="italic"/>
    </style:style>
    <style:style style:name="T36" style:family="text">
      <style:text-properties fo:color="#3f7f7f" style:font-name="Monaco" fo:font-size="11pt" fo:font-style="italic" style:font-size-asian="11pt" style:font-style-asian="italic"/>
    </style:style>
    <style:style style:name="T37" style:family="text">
      <style:text-properties fo:color="#3f7f7f" style:font-name="Monaco" fo:font-size="11pt" fo:font-style="italic" officeooo:rsid="0058e8fd" style:font-size-asian="11pt" style:font-style-asian="italic"/>
    </style:style>
    <style:style style:name="T38" style:family="text">
      <style:text-properties fo:color="#3f7f7f" style:font-name="Monaco" fo:font-size="11pt" fo:background-color="#e8f2fe" loext:char-shading-value="0" style:font-size-asian="11pt"/>
    </style:style>
    <style:style style:name="T39" style:family="text">
      <style:text-properties officeooo:rsid="002f1f2b"/>
    </style:style>
    <style:style style:name="T40" style:family="text">
      <style:text-properties officeooo:rsid="00360445"/>
    </style:style>
    <style:style style:name="T41" style:family="text">
      <style:text-properties fo:color="#3f5fbf" style:font-name="Monaco" fo:font-size="11pt" fo:background-color="#e8f2fe" loext:char-shading-value="0" style:font-size-asian="11pt"/>
    </style:style>
    <style:style style:name="T42" style:family="text">
      <style:text-properties fo:color="#3f5fbf" style:font-name="Monaco" fo:font-size="11pt" style:font-size-asian="11pt"/>
    </style:style>
    <style:style style:name="T43" style:family="text">
      <style:text-properties officeooo:rsid="0036af08"/>
    </style:style>
    <style:style style:name="T44" style:family="text">
      <style:text-properties officeooo:rsid="003ed8aa"/>
    </style:style>
    <style:style style:name="T45" style:family="text">
      <style:text-properties officeooo:rsid="0049ae3d"/>
    </style:style>
    <style:style style:name="T46" style:family="text">
      <style:text-properties officeooo:rsid="004ba537"/>
    </style:style>
    <style:style style:name="T47" style:family="text">
      <style:text-properties officeooo:rsid="004f4714"/>
    </style:style>
    <style:style style:name="T48" style:family="text">
      <style:text-properties officeooo:rsid="0052a163"/>
    </style:style>
    <style:style style:name="T49" style:family="text">
      <style:text-properties officeooo:rsid="00570c15"/>
    </style:style>
    <style:style style:name="T50" style:family="text">
      <style:text-properties fo:font-size="8pt" style:font-size-asian="8pt" style:font-size-complex="8pt"/>
    </style:style>
    <style:style style:name="T51" style:family="text">
      <style:text-properties fo:font-size="8pt" officeooo:rsid="002f1f2b" style:font-size-asian="8pt" style:font-size-complex="8pt"/>
    </style:style>
    <style:style style:name="T52" style:family="text">
      <style:text-properties officeooo:rsid="0058e8fd"/>
    </style:style>
    <style:style style:name="T53" style:family="text">
      <style:text-properties officeooo:rsid="00596418"/>
    </style:style>
    <style:style style:name="T54" style:family="text">
      <style:text-properties officeooo:rsid="00597e05"/>
    </style:style>
    <style:style style:name="T55" style:family="text">
      <style:text-properties officeooo:rsid="005aadb3"/>
    </style:style>
    <style:style style:name="T56" style:family="text">
      <style:text-properties officeooo:rsid="005d4dbf"/>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スタイルシートツリー構造設計書</text:p>
      <text:p text:style-name="P6"/>
      <text:p text:style-name="P2">１．スタイルシート・ツリー構造概要</text:p>
      <text:p text:style-name="P29"><text:span text:style-name="T19"/></text:p>
      <text:p text:style-name="P28"><text:span text:style-name="T24">※</text:span><text:span text:style-name="T25">CSSファイルの表記がないスタイルシートについては、borgstyle.cssに記述されています。</text:span></text:p>
      <text:p text:style-name="P14">ａ）ツリー構造</text:p>
      <text:p text:style-name="P13">　<text:span text:style-name="T22">①基本の構造</text:span></text:p>
      <text:p text:style-name="P13"><text:span text:style-name="T23"><text:tab/>body</text:span></text:p>
      <text:p text:style-name="P8"><text:span text:style-name="T20"><text:tab/><text:tab/>+--#container(preload.css)</text:span></text:p>
      <text:p text:style-name="P7"><text:tab/><text:tab/><text:tab/><text:span text:style-name="T1">+--.page</text:span></text:p>
      <text:p text:style-name="P7"><text:tab/><text:tab/><text:tab/><text:tab/><text:span text:style-name="T1">+--.main</text:span></text:p>
      <text:p text:style-name="P12"><text:tab/><text:tab/><text:tab/><text:tab/><text:tab/><text:span text:style-name="T1">+--#header</text:span></text:p>
      <text:p text:style-name="P12"><text:tab/><text:tab/><text:tab/><text:tab/><text:tab/><text:span text:style-name="T1">+--.figs</text:span></text:p>
      <text:p text:style-name="P12"/>
      <text:p text:style-name="P12">　②ヘッダー<text:span text:style-name="T26">(トップページを除く各画面タイトル)</text:span></text:p>
      <text:p text:style-name="P10"><text:tab/><text:span text:style-name="T27">#header</text:span></text:p>
      <text:p text:style-name="P11"><text:tab/><text:tab/><text:span text:style-name="T1">+-- #header &gt; div</text:span></text:p>
      <text:p text:style-name="P11"><text:tab/><text:tab/><text:span text:style-name="T1">+-- #header-title</text:span></text:p>
      <text:p text:style-name="P11"><text:tab/><text:tab/><text:tab/><text:span text:style-name="T1">+-- #header h1</text:span></text:p>
      <text:p text:style-name="P11"><text:tab/><text:tab/><text:span text:style-name="T1">+-- #header-buttons</text:span></text:p>
      <text:p text:style-name="P11"><text:tab/><text:tab/><text:tab/><text:span text:style-name="T1">+-- header-buttons .close-button</text:span></text:p>
      <text:p text:style-name="P11"><text:tab/><text:tab/><text:tab/><text:span text:style-name="T1">+-- header-buttons .setting-button</text:span></text:p>
      <text:p text:style-name="P3"/>
      <text:p text:style-name="P3">　③トップページ</text:p>
      <text:p text:style-name="P3"><text:tab/>.<text:span text:style-name="T28">figs</text:span></text:p>
      <text:p text:style-name="P3"><text:tab/><text:tab/><text:span text:style-name="T1">+-- #fig1 h1</text:span></text:p>
      <text:p text:style-name="P3"><text:tab/><text:tab/><text:span text:style-name="T20">+-- .guides a:hover</text:span></text:p>
      <text:p text:style-name="P42"><text:tab/><text:tab/><text:span text:style-name="T9">+-- </text:span>.fig1_buttons.first</text:p>
      <text:p text:style-name="P42"><text:tab/><text:tab/><text:span text:style-name="T9">+-- </text:span>.fig1_buttons</text:p>
      <text:p text:style-name="P31"><text:span text:style-name="T7"><text:tab/><text:tab/><text:tab/></text:span><text:span text:style-name="T8">+-- </text:span>.top_page_button</text:p>
      <text:p text:style-name="P30"><text:span text:style-name="T7"><text:tab/><text:tab/><text:tab/></text:span><text:span text:style-name="T8">+-- </text:span>.fig1_buttons button.left.top_page_button</text:p>
      <text:p text:style-name="P48"><text:tab/><text:tab/><text:tab/><text:span text:style-name="T8">+-- </text:span>.fig1_buttons .right.top_page_button</text:p>
      <text:p text:style-name="P42"><text:tab/><text:tab/><text:tab/><text:span text:style-name="T9">+-- </text:span>button.button.ui-button.top_page_button, div.top_page_button</text:p>
      <text:p><text:span text:style-name="T8"><text:tab/><text:tab/><text:tab/><text:tab/>+-- </text:span><text:span text:style-name="T29">div.top_page_button button</text:span></text:p>
      <text:p text:style-name="P46"><text:span text:style-name="T9"><text:tab/><text:tab/><text:tab/><text:tab/>+-- </text:span>div#fig1 div.half_buttons button</text:p>
      <text:p><text:tab/><text:tab/><text:tab/><text:tab/><text:span text:style-name="T9">+-- </text:span>div#fig1 div.half_buttons button.right</text:p>
      <text:p text:style-name="P46"/>
      <text:p text:style-name="P21">　④各画面基本構造</text:p>
      <text:p text:style-name="P21"><text:tab/><text:span text:style-name="T20">.figs</text:span></text:p>
      <text:p text:style-name="P53"><text:span text:style-name="T29"><text:tab/><text:tab/>+-- .</text:span>parallel-text</text:p>
      <text:p text:style-name="P53"><text:span text:style-name="T29"><text:tab/><text:tab/>+-- </text:span>.parallel-text.left</text:p>
      <text:p text:style-name="P53"><text:span text:style-name="T29"><text:tab/><text:tab/>+-- </text:span>.parallel-text.right</text:p>
      <text:p text:style-name="P53"><text:tab/><text:tab/><text:span text:style-name="T29">+-- </text:span>.line</text:p>
      <text:p text:style-name="P53"><text:tab/><text:tab/><text:span text:style-name="T29">+-- </text:span>.<text:span text:style-name="T31">a_</text:span>line</text:p>
      <text:p text:style-name="P53"><text:tab/><text:tab/><text:span text:style-name="T29">+-- </text:span>.half_line</text:p>
      <text:p text:style-name="P53"><text:tab/><text:tab/><text:span text:style-name="T29">+-- </text:span>.edit_buttons</text:p>
      <text:p text:style-name="P53"><text:tab/><text:tab/><text:span text:style-name="T29">+-- </text:span>.before_list_line</text:p>
      <text:p text:style-name="P53"><text:tab/><text:tab/><text:span text:style-name="T29">+-- </text:span>.wrap-list</text:p>
      <text:p text:style-name="P53"><text:tab/><text:tab/><text:span text:style-name="T29">+-- </text:span>.line.edit_buttons</text:p>
      <text:p text:style-name="P53"><text:tab/><text:tab/><text:span text:style-name="T29">+-- </text:span>hr.content-border</text:p>
      <text:p text:style-name="P53"><text:tab/><text:tab/><text:span text:style-name="T29">+-- </text:span>hr.content-border.invisible</text:p>
      <text:p text:style-name="P53"><text:tab/><text:tab/><text:span text:style-name="T29">+-- </text:span>#tab-container</text:p>
      <text:p text:style-name="P21"/>
      <text:p text:style-name="P4">　⑤タブ</text:p>
      <text:p text:style-name="P4"><text:tab/>.<text:span text:style-name="T30">figs</text:span></text:p>
      <text:p text:style-name="P32"><text:span text:style-name="T10"><text:tab/><text:tab/>+-- </text:span>#tab-container<text:span text:style-name="T46">(easytabs.css)</text:span></text:p>
      <text:p text:style-name="P61"><text:tab/><text:tab/><text:tab/><text:span text:style-name="T10">+-- </text:span>#tab-container ul<text:span text:style-name="T46">(easytabs.css)</text:span></text:p>
      <text:p text:style-name="P61"><text:tab/><text:tab/><text:tab/><text:tab/><text:span text:style-name="T10">+-- </text:span>#tab-container ul li<text:span text:style-name="T46">(easytabs.css)</text:span></text:p>
      <text:p text:style-name="P61"><text:tab/><text:tab/><text:tab/><text:tab/><text:span text:style-name="T10">+-- </text:span>#tab-container ul li.active<text:span text:style-name="T46">(easytabs.css)</text:span></text:p>
      <text:p text:style-name="P61"><text:soft-page-break/><text:tab/><text:tab/><text:tab/><text:tab/><text:tab/><text:span text:style-name="T10">+-- </text:span>#tab-container ul li a<text:span text:style-name="T46">(easytabs.css)</text:span></text:p>
      <text:p text:style-name="P61"><text:tab/><text:tab/><text:tab/><text:tab/><text:tab/><text:span text:style-name="T10">+-- </text:span>#tab-container ul li a.active<text:span text:style-name="T46">(easytabs.css)</text:span></text:p>
      <text:p text:style-name="P61"><text:tab/><text:tab/><text:tab/><text:span text:style-name="T10">+-- </text:span>.panel-container<text:span text:style-name="T46">(easytabs.css)</text:span></text:p>
      <text:p text:style-name="P62"><text:tab/><text:tab/><text:tab/><text:tab/><text:span text:style-name="T10">+-- </text:span>.panel-container &gt; *<text:span text:style-name="T46">(easytabs.css)</text:span></text:p>
      <text:p text:style-name="P52"><text:tab/><text:tab/><text:tab/><text:tab/><text:tab/><text:span text:style-name="T10">+-- </text:span>.panel-container .line.edit_buttons</text:p>
      <text:p text:style-name="P52"><text:tab/><text:tab/><text:tab/><text:tab/><text:tab/><text:span text:style-name="T10">+-- </text:span>.panel-container .half_line.edit_buttons</text:p>
      <text:p text:style-name="P52"/>
      <text:p text:style-name="P22">　<text:span text:style-name="T50">※.</text:span><text:span text:style-name="T51">panel-containerの孫として④各画面基本構造の.figsと同じ子を配置することが可能です。</text:span></text:p>
      <text:p text:style-name="P22"/>
      <text:p text:style-name="P33"><text:span text:style-name="T10">　⑥段組みレイアウトのテキストボックス</text:span></text:p>
      <text:p text:style-name="P17"><text:tab/><text:span text:style-name="T32">.parallel-text</text:span></text:p>
      <text:p text:style-name="P43"><text:tab/><text:tab/>+-- .parallel-text label</text:p>
      <text:p text:style-name="P43"><text:tab/><text:tab/>+-- .parallel-text input</text:p>
      <text:p text:style-name="P43"><text:tab/><text:tab/>+-- .parallel-text button.ui-button</text:p>
      <text:p text:style-name="P43"/>
      <text:p text:style-name="P33"><text:span text:style-name="T10">　⑦段組みレイアウトのコンボボックス</text:span></text:p>
      <text:p text:style-name="P17"><text:tab/><text:span text:style-name="T32">.parallel-text</text:span></text:p>
      <text:p text:style-name="P17"><text:tab/><text:tab/>+-- .parallel-text label</text:p>
      <text:p text:style-name="P33"><text:span text:style-name="T4"><text:tab/><text:tab/></text:span><text:span text:style-name="T6">+-- </text:span><text:span text:style-name="T29">.custom-combobox</text:span></text:p>
      <text:p text:style-name="P33"><text:span text:style-name="T29"><text:tab/><text:tab/><text:tab/></text:span><text:span text:style-name="T6">+--</text:span><text:span text:style-name="T29"> </text:span>.parallel-text .custom-combobox input</text:p>
      <text:p text:style-name="P43"><text:tab/><text:tab/>+-- .parallel-text button.ui-button</text:p>
      <text:p text:style-name="P26"/>
      <text:p text:style-name="P18">　⑧段組みレイアウトの期間指定テキストボックス</text:p>
      <text:p text:style-name="P34"><text:span text:style-name="T10"><text:tab/></text:span><text:span text:style-name="T11">.parallel-text</text:span><text:span text:style-name="T12">(</text:span><text:span text:style-name="T29">.</text:span>two-tb<text:span text:style-name="T33">)</text:span></text:p>
      <text:p text:style-name="P44"><text:tab/><text:tab/>+-- .parallel-text label</text:p>
      <text:p text:style-name="P49"><text:span text:style-name="T29"><text:tab/><text:tab/>+-- .</text:span>filter-list-after<text:span text:style-name="T44">(CSSなし)</text:span></text:p>
      <text:p text:style-name="P49"><text:span text:style-name="T3"><text:tab/><text:tab/><text:tab/></text:span><text:span text:style-name="T29">+-- </text:span>.parallel-text.two-tb input.textbox_S</text:p>
      <text:p text:style-name="P55"><text:tab/><text:tab/><text:tab/><text:span text:style-name="T29">+-- </text:span>.two-tb .textbox_S</text:p>
      <text:p text:style-name="P49"><text:span text:style-name="T29"><text:tab/><text:tab/>+-- </text:span>.parallel-text button.ui-datepicker-trigger.ui-button</text:p>
      <text:p text:style-name="P49"><text:span text:style-name="T29"><text:tab/><text:tab/>+-- </text:span>.two-tb label.from-to</text:p>
      <text:p text:style-name="P49"><text:span text:style-name="T29"><text:tab/><text:tab/>+-- .</text:span>filter-list-<text:span text:style-name="T33">before</text:span></text:p>
      <text:p text:style-name="P49"><text:span text:style-name="T3"><text:tab/><text:tab/><text:tab/></text:span><text:span text:style-name="T29">+-- </text:span>.parallel-text.two-tb input.textbox_S</text:p>
      <text:p text:style-name="P56"><text:tab/><text:tab/><text:tab/><text:span text:style-name="T29">+-- </text:span>.two-tb .textbox_S</text:p>
      <text:p text:style-name="P56"><text:span text:style-name="T29"><text:tab/><text:tab/>+-- </text:span>.parallel-text button.ui-datepicker-trigger.ui-button</text:p>
      <text:p text:style-name="P18"/>
      <text:p text:style-name="P19">　⑨段組みレイアウトのプルダウンメニュー<text:span text:style-name="T34">(管理者画面 詳細タブ)</text:span></text:p>
      <text:p text:style-name="P19"><text:tab/><text:span text:style-name="T32">.parallel-text</text:span></text:p>
      <text:p text:style-name="P45"><text:tab/><text:tab/>+-- .parallel-text label</text:p>
      <text:p text:style-name="P50"><text:span text:style-name="T29"><text:tab/><text:tab/>+-- </text:span>#detail .parallel-text select</text:p>
      <text:p text:style-name="P19"/>
      <text:p text:style-name="P5">　⑩リスト編集ボタン群</text:p>
      <text:p text:style-name="Standard"><text:span text:style-name="T10"><text:tab/></text:span>.edit_buttons</text:p>
      <text:p text:style-name="P51"><text:tab/><text:tab/><text:span text:style-name="T29">+-- </text:span>.edit_buttons button.button</text:p>
      <text:p><text:tab/><text:tab/>+-- .edit_buttons button.button.ui-button-icon-only</text:p>
      <text:p text:style-name="P39"/>
      <text:p text:style-name="P25">　⑪非段組みの行</text:p>
      <text:p text:style-name="P38"><text:span text:style-name="T10"><text:tab/></text:span>.<text:span text:style-name="T49">a_line</text:span></text:p>
      <text:p text:style-name="P65"><text:span text:style-name="T29"><text:tab/><text:tab/></text:span><text:span text:style-name="T15">+--</text:span><text:span text:style-name="T29"> </text:span>.a_line button.ui-button</text:p>
      <text:p text:style-name="P38"><text:span text:style-name="T10">　</text:span></text:p>
      <text:p text:style-name="P25">　⑫リンクリストのダイアログ</text:p>
      <text:p text:style-name="P5"><text:tab/>.<text:span text:style-name="T54">modal(#modal(CSSなし))</text:span></text:p>
      <text:p text:style-name="P29"><text:span text:style-name="T10"><text:tab/><text:tab/></text:span><text:span text:style-name="T13">+-- </text:span>#link-list</text:p>
      <text:p text:style-name="P54"><text:span text:style-name="T29"><text:tab/><text:tab/><text:tab/></text:span><text:span text:style-name="T13">+-- </text:span>#link-list li</text:p>
      <text:p text:style-name="P54"><text:tab/><text:tab/><text:tab/><text:tab/><text:span text:style-name="T13">+-- </text:span>#link-list li span</text:p>
      <text:p text:style-name="P54"><text:span text:style-name="T29"><text:tab/><text:tab/><text:tab/><text:tab/></text:span><text:span text:style-name="T13">+-- </text:span>#link-list li span:hover</text:p>
      <text:p text:style-name="P15"/>
      <text:p text:style-name="P71">　⑬<text:span text:style-name="T40">PDF出力ボタン群</text:span></text:p>
      <text:p text:style-name="Standard"><text:span text:style-name="T29"><text:tab/>.</text:span>edit_buttons(.has-two-str-button<text:span text:style-name="T43">(CSSなし)</text:span>)</text:p>
      <text:p text:style-name="P29"><text:span text:style-name="T10"><text:tab/><text:tab/></text:span><text:span text:style-name="T14">+--</text:span><text:span text:style-name="T29"> </text:span>span.two-str-button</text:p>
      <text:p text:style-name="Standard"><text:span text:style-name="T10"><text:tab/><text:tab/></text:span><text:span text:style-name="T29"><text:tab/>+-- </text:span>span.two-str-button button</text:p>
      <text:p text:style-name="P29"><text:span text:style-name="T10"><text:tab/><text:tab/><text:tab/></text:span><text:span text:style-name="T14">+-- </text:span>.has-two-str-button .two-str-button:first-child button:last-child</text:p>
      <text:p text:style-name="P5"/>
      <text:p text:style-name="P5">　⑭画面ごとの最大文字数を設定した段組みテキストボックスのラベル</text:p>
      <text:p text:style-name="P20"><text:tab/><text:span text:style-name="T32">.parallel-text</text:span></text:p>
      <text:p text:style-name="P20"><text:tab/><text:tab/><text:span text:style-name="T21">+-- .label_max2 .parallel-text label:first-child</text:span></text:p>
      <text:p text:style-name="P20"><text:tab/><text:tab/><text:span text:style-name="T21">+-- .label_max5 .parallel-text label:first-child</text:span></text:p>
      <text:p text:style-name="P20"><text:tab/><text:tab/><text:span text:style-name="T21">+-- .label_max6 .parallel-text label:first-child</text:span></text:p>
      <text:p text:style-name="P20"/>
      <text:p text:style-name="P4">　⑮在庫一覧タブ独自のスタイルシート</text:p>
      <text:p text:style-name="Standard"><text:span text:style-name="T29"><text:tab/></text:span>#fig7-0 div.parallel-text</text:p>
      <text:p text:style-name="Standard"><text:span text:style-name="T29"><text:tab/><text:tab/>+-- </text:span>#fig7-0 div.parallel-text input</text:p>
      <text:p text:style-name="Standard"><text:span text:style-name="T29"><text:tab/><text:tab/>+-- </text:span>#fig7-0 .half_line.parallel-text.variable-height.right</text:p>
      <text:p text:style-name="P57"><text:span text:style-name="T29"><text:tab/><text:tab/>+-- </text:span>#fig7-0 .on-search</text:p>
      <text:p text:style-name="P41"><text:tab/>#fig7-0 .line.edit_buttons</text:p>
      <text:p text:style-name="P41"/>
      <text:p text:style-name="P4">　⑯管理者画面 詳細タブ独自のスタイルシート</text:p>
      <text:p text:style-name="Standard"><text:span text:style-name="T29"><text:tab/></text:span>#detail .line:first-child</text:p>
      <text:p text:style-name="P58"><text:tab/><text:tab/><text:span text:style-name="T29">+-- </text:span>#detail .line:first-child button</text:p>
      <text:p text:style-name="Standard"><text:span text:style-name="T29"><text:tab/>#detail .line:nth-child(2)</text:span></text:p>
      <text:p text:style-name="P41"><text:tab/>.parallel-text</text:p>
      <text:p text:style-name="P58"><text:span text:style-name="T29"><text:tab/><text:tab/>+-- </text:span>#detail .parallel-text select</text:p>
      <text:p text:style-name="P4"/>
      <text:p text:style-name="P23">　⑰統計画面 企業詳細タブ、製品詳細タブ独自の期間指定テキストボックス</text:p>
      <text:p text:style-name="P36"><text:span text:style-name="T10"><text:tab/></text:span><text:span text:style-name="T11">.parallel-text</text:span><text:span text:style-name="T12">(</text:span><text:span text:style-name="T29">.</text:span>two-tb<text:span text:style-name="T33">)</text:span></text:p>
      <text:p text:style-name="P41"><text:tab/><text:tab/>+-- .parallel-text label</text:p>
      <text:p text:style-name="Standard"><text:span text:style-name="T29"><text:tab/><text:tab/>+-- .</text:span>filter-list-after(CSSなし)</text:p>
      <text:p text:style-name="Standard"><text:tab/><text:tab/><text:tab/><text:span text:style-name="T29">+-- </text:span>.parallel-text.two-tb input.textbox_S</text:p>
      <text:p text:style-name="Standard"><text:tab/><text:tab/><text:tab/><text:span text:style-name="T29">+-- </text:span>.two-tb .textbox_S</text:p>
      <text:p text:style-name="Standard"><text:span text:style-name="T29"><text:tab/><text:tab/>+-- </text:span>.parallel-text button.ui-datepicker-trigger.ui-button</text:p>
      <text:p text:style-name="Standard"><text:span text:style-name="T29"><text:tab/><text:tab/>+-- </text:span>#fig8-3 .from-to,#fig8-4 .from-to</text:p>
      <text:p text:style-name="Standard"><text:span text:style-name="T29"><text:tab/><text:tab/>+-- </text:span>#fig8-3 .filter-list-before, #fig8-4 .filter-list-before</text:p>
      <text:p text:style-name="Standard"><text:tab/><text:tab/><text:tab/><text:span text:style-name="T29">+-- </text:span>.parallel-text.two-tb input.textbox_S</text:p>
      <text:p text:style-name="Standard"><text:tab/><text:tab/><text:tab/><text:span text:style-name="T29">+-- </text:span>.two-tb .textbox_S</text:p>
      <text:p text:style-name="P59"><text:span text:style-name="T29"><text:tab/><text:tab/>+-- </text:span>.parallel-text button.ui-datepicker-trigger.ui-button</text:p>
      <text:p text:style-name="P24"/>
      <text:p text:style-name="P29"><text:span text:style-name="T10">　⑱ノード分割ダイアログ</text:span></text:p>
      <text:p text:style-name="Standard"><text:tab/>.modal<text:span text:style-name="T53">(preload.css)</text:span>(<text:span text:style-name="T29">#</text:span>devide_node(CSSなし))</text:p>
      <text:p text:style-name="P59"><text:span text:style-name="T29"><text:tab/><text:tab/>+-- </text:span>#devide_quantity</text:p>
      <text:p text:style-name="P15"/>
      <text:p text:style-name="P5">　⑲<text:span text:style-name="T45">jqGridの編集ダイアログ</text:span></text:p>
      <text:p text:style-name="Standard"><text:span text:style-name="T29"><text:tab/></text:span>.ui-jqdialog-content .FormGrid<text:span text:style-name="T45">(ui.jqgrid.css)</text:span></text:p>
      <text:p text:style-name="P60"><text:span text:style-name="T29"><text:tab/><text:tab/>+-- </text:span>.ui-jqdialog-content .FormGrid<text:span text:style-name="T45">(ui.jqgrid.css)</text:span></text:p>
      <text:p text:style-name="P60"><text:span text:style-name="T29"><text:tab/><text:tab/><text:tab/>+-- </text:span>.ui-jqdialog-content .EditTable<text:span text:style-name="T45">(ui.jqgrid.css)</text:span></text:p>
      <text:p text:style-name="Standard"><text:span text:style-name="T29"><text:tab/><text:tab/><text:tab/><text:tab/>+-- .</text:span>FormData(CSSなし)</text:p>
      <text:p text:style-name="Standard"><text:span text:style-name="T29"><text:tab/><text:tab/><text:tab/><text:tab/><text:tab/>+-- </text:span>.FormGrid select</text:p>
      <text:p text:style-name="P63"><text:tab/><text:tab/>+-- .ui-jqdialog-content .EditTable<text:span text:style-name="T45">(ui.jqgrid.css)</text:span></text:p>
      <text:p text:style-name="Standard"><text:tab/><text:tab/><text:tab/><text:span text:style-name="T47">+-- </text:span><text:span text:style-name="T3">Act_Buttons</text:span><text:span text:style-name="T5">(CSSなし)</text:span></text:p>
      <text:p text:style-name="P63"><text:span text:style-name="T5"><text:tab/></text:span><text:tab/><text:tab/><text:tab/>+-- .ui-jqdialog-content td.EditButton<text:span text:style-name="T45">(ui.jqgrid.css)</text:span></text:p>
      <text:p text:style-name="Standard"><text:span text:style-name="T5"><text:tab/><text:tab/><text:tab/><text:tab/></text:span><text:tab/>+-- a#cData</text:p>
      <text:p text:style-name="P41"/>
      <text:p text:style-name="P5">　⑳<text:span text:style-name="T48">jqGridのリスト</text:span></text:p>
      <text:p text:style-name="P35"><text:span text:style-name="T10"><text:tab/></text:span>.wrap-list</text:p>
      <text:p><text:tab/><text:tab/><text:span text:style-name="T17">+-- </text:span>.list</text:p>
      <text:p text:style-name="P47"><text:soft-page-break/><text:span text:style-name="T18">　21.ローディング画面</text:span></text:p>
      <text:p text:style-name="Standard"><text:span text:style-name="T16"><text:tab/></text:span>#loading</text:p>
      <text:p text:style-name="P41"><text:tab/><text:tab/><text:span text:style-name="T55">+-- </text:span>#loading p</text:p>
      <text:p><text:tab/><text:tab/><text:span text:style-name="T55">+-- </text:span>#loading #loading-notic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arial" svg:font-family="arial, sans-serif"/>
    <style:font-face style:name="Monaco" svg:font-family="Monaco" style:font-adornments="標準" style:font-pitch="variable"/>
    <style:font-face style:name="メイリオ1" svg:font-family="メイリオ" style:font-adornments="標準"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1" fo:font-family="メイリオ" style:font-style-name="標準" style:font-pitch="variable" fo:font-size="9pt" style:font-name-asian="メイリオ1"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5-01T16:18:27.915026000</dc:date>
    <meta:editing-duration>PT6H32M5S</meta:editing-duration>
    <meta:editing-cycles>68</meta:editing-cycles>
    <meta:generator>LibreOffice/4.3.2.2$MacOSX_X86_64 LibreOffice_project/edfb5295ba211bd31ad47d0bad0118690f76407d</meta:generator>
    <meta:document-statistic meta:table-count="0" meta:image-count="0" meta:object-count="0" meta:page-count="4" meta:paragraph-count="155" meta:word-count="767" meta:character-count="4376" meta:non-whitespace-character-count="3852"/>
  </office:meta>
</office:document-meta>
</file>